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bc3" officeooo:paragraph-rsid="00011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st test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8:35:43.187850161</meta:creation-date>
    <meta:generator>LibreOffice/7.3.7.2$Linux_X86_64 LibreOffice_project/30$Build-2</meta:generator>
    <dc:date>2023-05-07T18:36:24.026425432</dc:date>
    <meta:editing-duration>PT42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